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33.36pt"/>
    </style:style>
    <style:style style:name="co3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7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9" table:default-cell-style-name="Default"/>
        <table:table-column table:style-name="co3" table:number-columns-repeated="4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2"/>
          <table:table-cell table:style-name="ce4"/>
          <table:table-cell table:style-name="ce5" office:value-type="date" office:date-value="2021-01-01" calcext:value-type="date">
            <text:p>1-1</text:p>
          </table:table-cell>
          <table:table-cell table:style-name="ce5" office:value-type="date" office:date-value="2021-01-02" calcext:value-type="date">
            <text:p>1-2</text:p>
          </table:table-cell>
          <table:table-cell table:style-name="ce5" office:value-type="date" office:date-value="2021-02-01" calcext:value-type="date">
            <text:p>2-1</text:p>
          </table:table-cell>
          <table:table-cell table:style-name="ce5" office:value-type="date" office:date-value="2021-02-02" calcext:value-type="date">
            <text:p>2-2</text:p>
          </table:table-cell>
          <table:table-cell table:style-name="ce5" office:value-type="date" office:date-value="2021-03-01" calcext:value-type="date">
            <text:p>3-1</text:p>
          </table:table-cell>
          <table:table-cell table:style-name="ce5" office:value-type="date" office:date-value="2021-03-02" calcext:value-type="date">
            <text:p>3-2</text:p>
          </table:table-cell>
          <table:table-cell table:style-name="ce5" office:value-type="date" office:date-value="2021-04-01" calcext:value-type="date">
            <text:p>4-1</text:p>
          </table:table-cell>
          <table:table-cell table:style-name="ce5" office:value-type="date" office:date-value="2021-04-02" calcext:value-type="date">
            <text:p>4-2</text:p>
          </table:table-cell>
          <table:table-cell table:style-name="ce5" office:value-type="date" office:date-value="2021-05-01" calcext:value-type="date">
            <text:p>5-1</text:p>
          </table:table-cell>
          <table:table-cell table:style-name="ce5" office:value-type="date" office:date-value="2021-05-02" calcext:value-type="date">
            <text:p>5-2</text:p>
          </table:table-cell>
          <table:table-cell table:style-name="ce5" office:value-type="date" office:date-value="2021-06-01" calcext:value-type="date">
            <text:p>6-1</text:p>
          </table:table-cell>
          <table:table-cell table:style-name="ce5" office:value-type="date" office:date-value="2021-06-02" calcext:value-type="date">
            <text:p>6-2</text:p>
          </table:table-cell>
          <table:table-cell table:style-name="ce5" office:value-type="string" calcext:value-type="string">
            <text:p>/ dataset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12">
            <text:p>TASK 1</text:p>
          </table:table-cell>
          <table:table-cell table:style-name="ce1" office:value-type="string" calcext:value-type="string" table:number-columns-spanned="1" table:number-rows-spanned="4">
            <text:p>CSTM</text:p>
          </table:table-cell>
          <table:table-cell table:style-name="ce4" office:value-type="string" calcext:value-type="string">
            <text:p>BBC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table:style-name="ce7" table:formula="of:=AVERAGE([.D2:.O2])" office:value-type="float" office:value="1" calcext:value-type="float">
            <text:p>1.0</text:p>
          </table:table-cell>
          <table:table-cell table:style-name="ce8" table:formula="of:=AVERAGE([.D2:.O5])" office:value-type="percentage" office:value="0.8333333333" calcext:value-type="percentage" table:number-columns-spanned="1" table:number-rows-spanned="4">
            <text:p>83.33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8" table:style-name="ce4" office:value-type="float" office:value="1" calcext:value-type="float">
            <text:p>1</text:p>
          </table:table-cell>
          <table:table-cell table:style-name="ce7" table:formula="of:=AVERAGE([.D3:.O3])" office:value-type="float" office:value="0.833333333333333" calcext:value-type="float">
            <text:p>0.8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number-columns-repeated="10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formula="of:=AVERAGE([.D4:.O4])" office:value-type="float" office:value="0.916666666666667" calcext:value-type="float">
            <text:p>0.9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D5:.O5])" office:value-type="float" office:value="0.583333333333333" calcext:value-type="float">
            <text:p>0.6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KMeans</text:p>
          </table:table-cell>
          <table:table-cell table:style-name="ce4" office:value-type="string" calcext:value-type="string">
            <text:p>BBC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6:.O6])" office:value-type="float" office:value="0.166666666666667" calcext:value-type="float">
            <text:p>0.2</text:p>
          </table:table-cell>
          <table:table-cell table:style-name="ce8" table:formula="of:=AVERAGE([.D6:.O9])" office:value-type="percentage" office:value="0.3333333333" calcext:value-type="percentage" table:number-columns-spanned="1" table:number-rows-spanned="4">
            <text:p>33.33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7:.O7])" office:value-type="float" office:value="0.166666666666667" calcext:value-type="float">
            <text:p>0.2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8:.O8])" office:value-type="float" office:value="0.666666666666667" calcext:value-type="float">
            <text:p>0.7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7" table:formula="of:=AVERAGE([.D9:.O9])" office:value-type="float" office:value="0.333333333333333" calcext:value-type="float">
            <text:p>0.3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LDA</text:p>
          </table:table-cell>
          <table:table-cell table:style-name="ce4" office:value-type="string" calcext:value-type="string">
            <text:p>BBC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10:.O10])" office:value-type="float" office:value="0.583333333333333" calcext:value-type="float">
            <text:p>0.6</text:p>
          </table:table-cell>
          <table:table-cell table:style-name="ce8" table:formula="of:=AVERAGE([.D10:.O13])" office:value-type="percentage" office:value="0.2916666667" calcext:value-type="percentage" table:number-columns-spanned="1" table:number-rows-spanned="4">
            <text:p>29.17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table:formula="of:=AVERAGE([.D11:.O11])" office:value-type="float" office:value="0.0833333333333333" calcext:value-type="float">
            <text:p>0.1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12:.O12])" office:value-type="float" office:value="0.0833333333333333" calcext:value-type="float">
            <text:p>0.1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D13:.O13])" office:value-type="float" office:value="0.416666666666667" calcext:value-type="float">
            <text:p>0.4</text:p>
          </table:table-cell>
          <table:covered-table-cell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12">
            <text:p>TASK 2</text:p>
          </table:table-cell>
          <table:table-cell table:style-name="ce1" office:value-type="string" calcext:value-type="string" table:number-columns-spanned="1" table:number-rows-spanned="4">
            <text:p>CSTM</text:p>
          </table:table-cell>
          <table:table-cell table:style-name="ce4" office:value-type="string" calcext:value-type="string">
            <text:p>BBC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table:formula="of:=AVERAGE([.D14:.O14])" office:value-type="float" office:value="4.75" calcext:value-type="float">
            <text:p>4.8</text:p>
          </table:table-cell>
          <table:table-cell table:style-name="ce8" table:formula="of:=AVERAGE([.D14:.O17])/5" office:value-type="percentage" office:value="0.8458333333" calcext:value-type="percentage" table:number-columns-spanned="1" table:number-rows-spanned="4">
            <text:p>84.58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AVERAGE([.D15:.O15])" office:value-type="float" office:value="3.83333333333333" calcext:value-type="float">
            <text:p>3.8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AVERAGE([.D16:.O16])" office:value-type="float" office:value="4.25" calcext:value-type="float">
            <text:p>4.3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AVERAGE([.D17:.O17])" office:value-type="float" office:value="4.08333333333333" calcext:value-type="float">
            <text:p>4.1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KMeans</text:p>
          </table:table-cell>
          <table:table-cell table:style-name="ce4" office:value-type="string" calcext:value-type="string">
            <text:p>BB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7" table:formula="of:=AVERAGE([.D18:.O18])" office:value-type="float" office:value="4" calcext:value-type="float">
            <text:p>4.0</text:p>
          </table:table-cell>
          <table:table-cell table:style-name="ce8" table:formula="of:=AVERAGE([.D18:.O21])/5" office:value-type="percentage" office:value="0.8166666667" calcext:value-type="percentage" table:number-columns-spanned="1" table:number-rows-spanned="4">
            <text:p>81.67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table:formula="of:=AVERAGE([.D19:.O19])" office:value-type="float" office:value="3.91666666666667" calcext:value-type="float">
            <text:p>3.9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7" table:formula="of:=AVERAGE([.D20:.O20])" office:value-type="float" office:value="4" calcext:value-type="float">
            <text:p>4.0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AVERAGE([.D21:.O21])" office:value-type="float" office:value="4.41666666666667" calcext:value-type="float">
            <text:p>4.4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LDA</text:p>
          </table:table-cell>
          <table:table-cell table:style-name="ce4" office:value-type="string" calcext:value-type="string">
            <text:p>BBC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7" table:formula="of:=AVERAGE([.D22:.O22])" office:value-type="float" office:value="3.75" calcext:value-type="float">
            <text:p>3.8</text:p>
          </table:table-cell>
          <table:table-cell table:style-name="ce8" table:formula="of:=AVERAGE([.D22:.O25])/5" office:value-type="percentage" office:value="0.5291666667" calcext:value-type="percentage" table:number-columns-spanned="1" table:number-rows-spanned="4">
            <text:p>52.92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AVERAGE([.D23:.O23])" office:value-type="float" office:value="2.75" calcext:value-type="float">
            <text:p>2.8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formula="of:=AVERAGE([.D24:.O24])" office:value-type="float" office:value="1.33333333333333" calcext:value-type="float">
            <text:p>1.3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AVERAGE([.D25:.O25])" office:value-type="float" office:value="2.75" calcext:value-type="float">
            <text:p>2.8</text:p>
          </table:table-cell>
          <table:covered-table-cell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1" table:number-rows-spanned="12">
            <text:p>Task 3</text:p>
          </table:table-cell>
          <table:table-cell table:style-name="ce1" office:value-type="string" calcext:value-type="string" table:number-columns-spanned="1" table:number-rows-spanned="4">
            <text:p>CSTM</text:p>
          </table:table-cell>
          <table:table-cell table:style-name="ce4" office:value-type="string" calcext:value-type="string">
            <text:p>BB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7" table:formula="of:=AVERAGE([.D26:.O26])" office:value-type="float" office:value="1.33333333333333" calcext:value-type="float">
            <text:p>1.3</text:p>
          </table:table-cell>
          <table:table-cell table:style-name="ce8" table:formula="of:=AVERAGE([.D26:.O29])/5" office:value-type="percentage" office:value="0.275" calcext:value-type="percentage" table:number-columns-spanned="1" table:number-rows-spanned="4">
            <text:p>27.50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7" table:formula="of:=AVERAGE([.D27:.O27])" office:value-type="float" office:value="2.16666666666667" calcext:value-type="float">
            <text:p>2.2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28:.O28])" office:value-type="float" office:value="0.666666666666667" calcext:value-type="float">
            <text:p>0.7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table:formula="of:=AVERAGE([.D29:.O29])" office:value-type="float" office:value="1.33333333333333" calcext:value-type="float">
            <text:p>1.3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KMeans</text:p>
          </table:table-cell>
          <table:table-cell table:style-name="ce4" office:value-type="string" calcext:value-type="string">
            <text:p>BBC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AVERAGE([.D30:.O30])" office:value-type="float" office:value="1.91666666666667" calcext:value-type="float">
            <text:p>1.9</text:p>
          </table:table-cell>
          <table:table-cell table:style-name="ce8" table:formula="of:=AVERAGE([.D30:.O33])/5" office:value-type="percentage" office:value="0.1958333333" calcext:value-type="percentage" table:number-columns-spanned="1" table:number-rows-spanned="4">
            <text:p>19.58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table:formula="of:=AVERAGE([.D31:.O31])" office:value-type="float" office:value="0.333333333333333" calcext:value-type="float">
            <text:p>0.3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7" table:formula="of:=AVERAGE([.D32:.O32])" office:value-type="float" office:value="1.16666666666667" calcext:value-type="float">
            <text:p>1.2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7" table:formula="of:=AVERAGE([.D33:.O33])" office:value-type="float" office:value="0.5" calcext:value-type="float">
            <text:p>0.5</text:p>
          </table:table-cell>
          <table:covered-table-cell/>
          <table:table-cell table:number-columns-repeated="100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4">
            <text:p>LDA</text:p>
          </table:table-cell>
          <table:table-cell table:style-name="ce4" office:value-type="string" calcext:value-type="string">
            <text:p>BBC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8" table:style-name="ce4" office:value-type="float" office:value="0" calcext:value-type="float">
            <text:p>0</text:p>
          </table:table-cell>
          <table:table-cell table:style-name="ce7" table:formula="of:=AVERAGE([.D34:.O34])" office:value-type="float" office:value="0.416666666666667" calcext:value-type="float">
            <text:p>0.4</text:p>
          </table:table-cell>
          <table:table-cell table:style-name="ce8" table:formula="of:=AVERAGE([.D34:.O37])/5" office:value-type="percentage" office:value="0.1333333333" calcext:value-type="percentage" table:number-columns-spanned="1" table:number-rows-spanned="4">
            <text:p>13.33%</text:p>
          </table:table-cell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G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7" table:formula="of:=AVERAGE([.D35:.O35])" office:value-type="float" office:value="0.5" calcext:value-type="float">
            <text:p>0.5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20NG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7" table:formula="of:=AVERAGE([.D36:.O36])" office:value-type="float" office:value="0.333333333333333" calcext:value-type="float">
            <text:p>0.3</text:p>
          </table:table-cell>
          <table:covered-table-cell/>
          <table:table-cell table:number-columns-repeated="1007"/>
        </table:table-row>
        <table:table-row table:style-name="ro1">
          <table:covered-table-cell table:number-columns-repeated="2"/>
          <table:table-cell table:style-name="ce4" office:value-type="string" calcext:value-type="string">
            <text:p>AFP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AVERAGE([.D37:.O37])" office:value-type="float" office:value="1.41666666666667" calcext:value-type="float">
            <text:p>1.4</text:p>
          </table:table-cell>
          <table:covered-table-cell/>
          <table:table-cell table:number-columns-repeated="1007"/>
        </table:table-row>
        <table:table-row table:style-name="ro1">
          <table:table-cell table:style-name="ce2"/>
          <table:table-cell/>
          <table:table-cell table:style-name="ce4"/>
          <table:table-cell table:number-columns-repeated="8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3" office:value-type="string" calcext:value-type="string">
            <text:p>Scoring correlation:</text:p>
          </table:table-cell>
          <table:table-cell table:style-name="ce4"/>
          <table:table-cell table:style-name="ce6" table:formula="of:=CORREL([.D2:.D37];[.E2:.E37])" office:value-type="float" office:value="0.9240640868" calcext:value-type="float" table:number-columns-spanned="2" table:number-rows-spanned="1">
            <text:p>0.924</text:p>
          </table:table-cell>
          <table:covered-table-cell/>
          <table:table-cell table:style-name="ce6" table:formula="of:=CORREL([.F2:.F37];[.G2:.G37])" office:value-type="float" office:value="0.9093507838" calcext:value-type="float" table:number-columns-spanned="2" table:number-rows-spanned="1">
            <text:p>0.909</text:p>
          </table:table-cell>
          <table:covered-table-cell/>
          <table:table-cell table:style-name="ce6" table:formula="of:=CORREL([.H2:.H37];[.I2:.I37])" office:value-type="float" office:value="0.438613334" calcext:value-type="float" table:number-columns-spanned="2" table:number-rows-spanned="1">
            <text:p>0.439</text:p>
          </table:table-cell>
          <table:covered-table-cell/>
          <table:table-cell table:style-name="ce6" table:formula="of:=CORREL([.J2:.J37];[.K2:.K37])" office:value-type="float" office:value="0.6997490909" calcext:value-type="float" table:number-columns-spanned="2" table:number-rows-spanned="1">
            <text:p>0.700</text:p>
          </table:table-cell>
          <table:covered-table-cell/>
          <table:table-cell table:style-name="ce6" table:formula="of:=CORREL([.L2:.L37];[.M2:.M37])" office:value-type="float" office:value="0.8173619724" calcext:value-type="float" table:number-columns-spanned="2" table:number-rows-spanned="1">
            <text:p>0.817</text:p>
          </table:table-cell>
          <table:covered-table-cell/>
          <table:table-cell table:style-name="ce6" table:formula="of:=CORREL([.N2:.N37];[.O2:.O37])" office:value-type="float" office:value="0.8967817049" calcext:value-type="float" table:number-columns-spanned="2" table:number-rows-spanned="1">
            <text:p>0.897</text:p>
          </table:table-cell>
          <table:covered-table-cell/>
          <table:table-cell table:number-columns-repeated="1009"/>
        </table:table-row>
        <table:table-row table:style-name="ro1" table:number-rows-repeated="2">
          <table:table-cell table:style-name="ce2"/>
          <table:table-cell/>
          <table:table-cell table:style-name="ce4" table:number-columns-repeated="13"/>
          <table:table-cell table:number-columns-repeated="1009"/>
        </table:table-row>
        <table:table-row table:style-name="ro1" table:number-rows-repeated="12">
          <table:table-cell table:number-columns-repeated="2"/>
          <table:table-cell table:style-name="ce4" table:number-columns-repeated="13"/>
          <table:table-cell table:number-columns-repeated="1009"/>
        </table:table-row>
        <table:table-row table:style-name="ro1" table:number-rows-repeated="24">
          <table:table-cell table:number-columns-repeated="2"/>
          <table:table-cell table:style-name="ce4" table:number-columns-repeated="13"/>
          <table:table-cell table:number-columns-repeated="1009"/>
        </table:table-row>
        <table:table-row table:style-name="ro1" table:number-rows-repeated="923">
          <table:table-cell table:number-columns-repeated="2"/>
          <table:table-cell table:style-name="ce4" table:number-columns-repeated="13"/>
          <table:table-cell table:number-columns-repeated="100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5" meta:object-count="0"/>
    <meta:generator>LibreOfficeDev/6.0.5.2$Linux_X86_64 LibreOffice_project/</meta:generator>
  </office:meta>
</office:document-meta>
</file>